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2" svg:font-family="'Wingdings 2'" style:font-charset="x-symbol"/>
    <style:font-face style:name="SymbolPS" svg:font-family="SymbolPS" style:font-family-generic="roman" style:font-pitch="variable" style:font-charset="x-symbol"/>
    <style:font-face style:name="F" svg:font-family=""/>
    <style:font-face style:name="Comic Sans MS" svg:font-family="'Comic Sans MS'"/>
    <style:font-face style:name="OpenSymbol" svg:font-family="OpenSymbol"/>
    <style:font-face style:name="StarSymbol" svg:font-family="StarSymbol, 'Arial Unicode MS'"/>
    <style:font-face style:name="Lohit Tamil" svg:font-family="'Lohit Tami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049cm" fo:border-left="none" fo:border-right="none" fo:border-top="none" fo:border-bottom="0.002cm solid #000000" style:shadow="non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fo:padding="0.049cm" fo:border-left="none" fo:border-right="none" fo:border-top="0.002cm solid #000000" fo:border-bottom="none" style:shadow="non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ab-stops>
          <style:tab-stop style:position="0cm"/>
          <style:tab-stop style:position="1.958cm"/>
        </style:tab-stops>
      </style:paragraph-properties>
      <style:text-properties fo:color="#000000"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name-complex="Lohit Tami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Lohit Tamil" style:text-underline-style="none" fo:font-weight="normal" style:font-weight-asian="normal" style:font-name-complex="Lohit Tamil" style:font-weight-complex="normal"/>
    </style:style>
    <style:style style:name="P8" style:family="paragraph" style:parent-style-name="Standard">
      <style:text-properties style:font-name="Lohit Tamil" fo:font-size="11pt" fo:font-weight="normal" style:font-size-asian="11pt" style:font-weight-asian="normal" style:font-name-complex="Lohit Tamil" style:font-size-complex="11pt" style:font-weight-complex="normal"/>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text-properties style:font-name="Comic Sans MS" fo:font-size="12pt" fo:font-weight="normal" style:font-size-asian="12pt" style:font-weight-asian="normal" style:font-size-complex="12pt" style:font-weight-complex="normal"/>
    </style:style>
    <style:style style:name="P11"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name-complex="Lohit Tamil"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text-properties style:font-name="Comic Sans MS"/>
    </style:style>
    <style:style style:name="P15" style:family="paragraph" style:parent-style-name="Text_20_body" style:list-style-name="L3">
      <style:text-properties style:font-name="Comic Sans MS" style:font-name-complex="Lohit Tamil"/>
    </style:style>
    <style:style style:name="P16" style:family="paragraph" style:parent-style-name="Text_20_body">
      <style:text-properties fo:font-size="14pt" fo:font-weight="bold" style:font-size-asian="14pt" style:font-weight-asian="bold" style:font-size-complex="14pt" style:font-weight-complex="bold"/>
    </style:style>
    <style:style style:name="T1" style:family="text">
      <style:text-properties style:font-name="Comic Sans MS"/>
    </style:style>
    <style:style style:name="T2" style:family="text">
      <style:text-properties style:font-name="Comic Sans MS" style:text-underline-style="none" fo:font-weight="normal" style:font-weight-asian="normal" style:font-weight-complex="normal"/>
    </style:style>
    <style:style style:name="T3" style:family="text">
      <style:text-properties style:font-name="Comic Sans MS" fo:font-size="12pt" fo:font-weight="normal" style:font-size-asian="12pt" style:font-weight-asian="normal" style:font-size-complex="12pt" style:font-weight-complex="normal"/>
    </style:style>
    <style:style style:name="T4" style:family="text">
      <style:text-properties style:font-name="Comic Sans MS" fo:font-size="12pt" fo:font-weight="normal" style:font-size-asian="12pt" style:font-weight-asian="normal" style:font-name-complex="Lohit Tamil" style:font-size-complex="12pt" style:font-weight-complex="normal"/>
    </style:style>
    <style:style style:name="T5" style:family="text">
      <style:text-properties style:font-name="Comic Sans MS" fo:font-size="12pt" fo:font-weight="bold" style:font-size-asian="12pt" style:font-weight-asian="bold" style:font-size-complex="12pt" style:font-weight-complex="bold"/>
    </style:style>
    <style:style style:name="T6" style:family="text">
      <style:text-properties style:font-name="Comic Sans MS" fo:font-size="12pt" fo:font-weight="bold" style:font-size-asian="12pt" style:font-weight-asian="bold" style:font-name-complex="Lohit Tamil" style:font-size-complex="12pt" style:font-weight-complex="bold"/>
    </style:style>
    <style:style style:name="T7" style:family="text">
      <style:text-properties style:font-name="Comic Sans MS" style:font-name-complex="Lohit Tamil"/>
    </style:style>
    <style:style style:name="T8" style:family="text">
      <style:text-properties style:font-name="Comic Sans MS" fo:font-weight="bold" style:font-weight-asian="bold" style:font-weight-complex="bold"/>
    </style:style>
    <style:style style:name="T9" style:family="text">
      <style:text-properties style:font-name="Comic Sans MS" fo:font-weight="bold" style:font-weight-asian="bold" style:font-name-complex="Lohit Tamil" style:font-weight-complex="bold"/>
    </style:style>
    <style:style style:name="T10" style:family="text">
      <style:text-properties style:font-name="Lohit Tamil" style:font-name-complex="Lohit Tamil"/>
    </style:style>
    <style:style style:name="T11" style:family="text">
      <style:text-properties style:font-name="Lohit Tamil" fo:font-weight="bold" style:font-weight-asian="bold" style:font-name-complex="Lohit Tamil" style:font-weight-complex="bold"/>
    </style:style>
    <style:style style:name="T12" style:family="text">
      <style:text-properties style:font-name="Lohit Tamil" fo:font-size="12pt" fo:font-weight="normal" style:font-size-asian="12pt" style:font-weight-asian="normal" style:font-name-complex="Lohit Tamil" style:font-size-complex="12pt" style:font-weight-complex="normal"/>
    </style:style>
    <style:style style:name="T13" style:family="text">
      <style:text-properties style:font-name-complex="Lohit Tami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அல்ஜீப்ரா (Algebra)</text:p>
      <text:p text:style-name="P5">இயற்கணிதம்</text:p>
      <text:p text:style-name="P4"/>
      <text:p text:style-name="P7">உதாரணங்கள்: </text:p>
      <text:list text:style-name="L1">
        <text:list-header>
          <text:p text:style-name="P12"><text:span text:style-name="Strong_20_Emphasis"><text:span text:style-name="T2"/></text:span></text:p>
        </text:list-header>
        <text:list-item>
          <text:p text:style-name="P12"><text:span text:style-name="Strong_20_Emphasis"><text:span text:style-name="T1">3x + 2y = 29<text:line-break/>2x - y = 3</text:span></text:span><text:span text:style-name="T1"><text:line-break/><text:line-break/></text:span><text:span text:style-name="T10">x இன் தொகுதி</text:span><text:span text:style-name="T1"> = (2 * 3) - ((-1) * 29) = 6 + 29 = </text:span><text:span text:style-name="Strong_20_Emphasis"><text:span text:style-name="T1">35</text:span></text:span><text:span text:style-name="T1"><text:line-break/></text:span><text:span text:style-name="T10">y இன் தொகுதி </text:span><text:span text:style-name="T1">= (2 * 29) - (3 * 3) = 58 - 9 = </text:span><text:span text:style-name="Strong_20_Emphasis"><text:span text:style-name="T1">49</text:span></text:span><text:span text:style-name="T1"><text:line-break/> </text:span><text:span text:style-name="T10">x , y க்கு பகுதி </text:span><text:span text:style-name="T1"><text:s/>= (2 * 2) - (3 * (- 1)) = 4 + 3 = </text:span><text:span text:style-name="Strong_20_Emphasis"><text:span text:style-name="T1">7</text:span></text:span><text:span text:style-name="T1"><text:line-break/><text:line-break/></text:span><text:span text:style-name="Strong_20_Emphasis"><text:span text:style-name="T1">x = 35 / 7 = 5<text:line-break/>y = 49 / 7 = 7</text:span></text:span></text:p>
        </text:list-item>
      </text:list>
      <text:p text:style-name="Text_20_body"><text:span text:style-name="Strong_20_Emphasis"><text:span text:style-name="T1"/></text:span></text:p>
      <text:list text:style-name="L1">
        <text:list-item text:start-value="1">
          <text:p text:style-name="P12"><text:span text:style-name="Strong_20_Emphasis"><text:span text:style-name="T1">10x - 15y = 35<text:line-break/>2x - 3y = 7<text:line-break/><text:line-break/></text:span></text:span><text:span text:style-name="Strong_20_Emphasis"><text:span text:style-name="T7">தொகுதி </text:span></text:span><text:span text:style-name="Strong_20_Emphasis"><text:span text:style-name="T1">x</text:span></text:span><text:span text:style-name="T1"> = ( (-</text:span><text:span text:style-name="Strong_20_Emphasis"><text:span text:style-name="T1"> </text:span></text:span><text:span text:style-name="T1">15) * 7) - ((-3) * 35) = (- 105 + 105) = </text:span><text:span text:style-name="Strong_20_Emphasis"><text:span text:style-name="T1">0</text:span></text:span><text:span text:style-name="T1"><text:line-break/></text:span><text:span text:style-name="Strong_20_Emphasis"><text:span text:style-name="T7">தொகுதி </text:span></text:span><text:span text:style-name="Strong_20_Emphasis"><text:span text:style-name="T1">y</text:span></text:span><text:span text:style-name="T1"> = ( 2 * 35) - (10 * 7) = 70 - 70 = </text:span><text:span text:style-name="Strong_20_Emphasis"><text:span text:style-name="T1">0</text:span></text:span><text:span text:style-name="T1"><text:line-break/></text:span><text:span text:style-name="T11">பகுதி</text:span><text:span text:style-name="T10"> </text:span><text:span text:style-name="Strong_20_Emphasis"><text:span text:style-name="T1">xy</text:span></text:span><text:span text:style-name="T1"> = (2 * (-15)) - (10 * (- 3)) = - 30 + 30</text:span><text:span text:style-name="Strong_20_Emphasis"><text:span text:style-name="T1"> </text:span></text:span><text:span text:style-name="T1">= </text:span><text:span text:style-name="Strong_20_Emphasis"><text:span text:style-name="T1">0</text:span></text:span><text:span text:style-name="T1"><text:line-break/><text:line-break/></text:span><text:span text:style-name="T7">இங்கு </text:span><text:span text:style-name="T1"><text:s/></text:span><text:span text:style-name="Strong_20_Emphasis"><text:span text:style-name="T7">தொகுதி </text:span></text:span><text:span text:style-name="Strong_20_Emphasis"><text:span text:style-name="T1">x = </text:span></text:span><text:span text:style-name="Strong_20_Emphasis"><text:span text:style-name="T7">தொகுதி </text:span></text:span><text:span text:style-name="Strong_20_Emphasis"><text:span text:style-name="T1">y = </text:span></text:span><text:span text:style-name="Strong_20_Emphasis"><text:span text:style-name="T11">பகுதி</text:span></text:span><text:span text:style-name="Strong_20_Emphasis"><text:span text:style-name="T10"> </text:span></text:span><text:span text:style-name="Strong_20_Emphasis"><text:span text:style-name="T1">xy </text:span></text:span><text:span text:style-name="T8">= 0</text:span><text:span text:style-name="T1"><text:line-break/>When this happens, there are</text:span><text:span text:style-name="Strong_20_Emphasis"><text:span text:style-name="T1"> infinite solutions</text:span></text:span><text:span text:style-name="T1"> to the equations.<text:line-break/></text:span><text:span text:style-name="T7">இந்த மாதிரி இருந்தால், சமன்பாடுகளுக்கு </text:span><text:span text:style-name="T9">கணக்கற்ற விடைகள்</text:span><text:span text:style-name="T7"> கிடைக்கும்.</text:span><text:span text:style-name="T1"><text:line-break/>In the above equation, note that (a / d) = (b / e) = (c / f)</text:span></text:p>
          <text:p text:style-name="P12"><text:span text:style-name="T7">மேலே கூறிய சமன்பாட்டில் <text:s text:c="2"/>(a / d) = (b / e) = (c / f) </text:span><text:span text:style-name="T1"><text:line-break/></text:span><text:span text:style-name="T10">அதாவது (</text:span><text:span text:style-name="T1">10 / 2) = ( - 15 / -3) = (35 / 7) = 5 </text:span><text:span text:style-name="T7">என்பதை கவனிக்கவும்</text:span></text:p>
        </text:list-item>
      </text:list>
      <text:p text:style-name="Standard"><text:span text:style-name="Strong_20_Emphasis"><text:span text:style-name="T3"/></text:span></text:p>
      <text:p text:style-name="P9"><text:span text:style-name="Strong_20_Emphasis"><text:span text:style-name="T6">Specific Solution:</text:span></text:span></text:p>
      <text:p text:style-name="P9"><text:span text:style-name="Strong_20_Emphasis"><text:span text:style-name="T6">விசேஷ வழிமுறை </text:span></text:span><text:span text:style-name="Strong_20_Emphasis"><text:span text:style-name="T5">:</text:span></text:span></text:p>
      <text:p text:style-name="P9"><text:span text:style-name="Strong_20_Emphasis"><text:span text:style-name="T3"/></text:span></text:p>
      <text:p text:style-name="P9"><text:span text:style-name="Strong_20_Emphasis"><text:span text:style-name="T3">Case 1 </text:span></text:span><text:span text:style-name="Strong_20_Emphasis"><text:span text:style-name="T12">விளக்கம் 1</text:span></text:span><text:span text:style-name="Strong_20_Emphasis"><text:span text:style-name="T3">: </text:span></text:span></text:p>
      <text:p text:style-name="P10">If the ratio of coefficients of any one of the unknown quantities is proportional to that of the constant quantities, then the value of the other unknown is 0.</text:p>
      <text:p text:style-name="Text_20_body"><text:span text:style-name="Strong_20_Emphasis"><text:span text:style-name="T4">தெரியாத அளவுகளில் ஏதேனும் ஒன்றின் குணகங்களின் ( coefficients) விகிதம், மாற்றிய அளவுகளின் குணகங்களின் விகிதாசாரத்தில் இருந்தால், தெரியாத அளவுகளின் மதிப்பு '0' ஆகும்</text:span></text:span></text:p>
      <text:p text:style-name="Text_20_body"><text:span text:style-name="Strong_20_Emphasis"><text:span text:style-name="T4"/></text:span></text:p>
      <text:p text:style-name="Text_20_body"><text:span text:style-name="Strong_20_Emphasis"><text:span text:style-name="T3">Case 2 </text:span></text:span><text:span text:style-name="Strong_20_Emphasis"><text:span text:style-name="T12">விளக்கம் 2:</text:span></text:span><text:span text:style-name="Strong_20_Emphasis"><text:span text:style-name="T3"> </text:span></text:span></text:p>
      <text:p text:style-name="P10">When the x-coefficients and the y-coefficients are interchanged, performing just additions and subtractions on the set of equations will reduce them to a <text:soft-page-break/>very simple form.</text:p>
      <text:p text:style-name="P8">X குணகங்களும், y குணகங்களும் ஒன்றுக்கு, ஒன்று மாற்றப்படும்போது, சமன்பாடுகளில் கூட்டல்களையும், கழித்தல்களையும் செய்தால் அவை மிக எளிமையான வடிவதுக்கு வரும். <text:s/></text:p>
      <text:p text:style-name="P6"/>
      <text:p text:style-name="P6"><text:span text:style-name="T13">பயிற்சிகள்</text:span>:</text:p>
      <text:p text:style-name="P6"/>
      <text:list text:style-name="L2">
        <text:list-item>
          <text:p text:style-name="P13"><text:span text:style-name="Strong_20_Emphasis"><text:span text:style-name="T4">தீர்வு காண்</text:span></text:span><text:span text:style-name="Strong_20_Emphasis"><text:span text:style-name="T3">:</text:span></text:span></text:p>
          <text:p text:style-name="P13"><text:span text:style-name="Strong_20_Emphasis"><text:span text:style-name="T3">7x - 3y=8<text:line-break/>5x + 9y=28 </text:span></text:span></text:p>
        </text:list-item>
        <text:list-item>
          <text:p text:style-name="P13"><text:span text:style-name="Strong_20_Emphasis"><text:span text:style-name="T4">தீர்வு காண்</text:span></text:span><text:span text:style-name="Strong_20_Emphasis"><text:span text:style-name="T3">:</text:span></text:span></text:p>
        </text:list-item>
      </text:list>
      <text:p text:style-name="Text_20_body"><text:span text:style-name="Strong_20_Emphasis"><text:span text:style-name="T3"><text:tab/>3x + 20y = 39<text:line-break/><text:tab/>6x + 23y = 78 </text:span></text:span></text:p>
      <text:list text:style-name="L2">
        <text:list-item text:start-value="1">
          <text:p text:style-name="P13"><text:span text:style-name="Strong_20_Emphasis"><text:span text:style-name="T4">தீர்வு காண்</text:span></text:span><text:span text:style-name="Strong_20_Emphasis"><text:span text:style-name="T3">:</text:span></text:span></text:p>
        </text:list-item>
      </text:list>
      <text:p text:style-name="Text_20_body"><text:span text:style-name="Strong_20_Emphasis"><text:span text:style-name="T3"><text:tab/>31x + 2y = 221 <text:line-break/><text:tab/>2x + 31y = 76</text:span></text:span></text:p>
      <text:list text:style-name="L3">
        <text:list-item>
          <text:p text:style-name="P14">A father has 5 sons. The sum of the ages of the 5 sons equals the age of the father. In 12 years time the sum of the ages of the sons will be double that of their father. What is the father's age now ? </text:p>
        </text:list-item>
        <text:list-item>
          <text:p text:style-name="P15">ஒருவருக்கு 5 மகன்கள் உள்ளனர். இந்த 5 பேரின் வயதுகளின் கூடுதல், தந்தையின் வயதுக்கு சமம். 12 ஆண்டுகளுக்குப்பின் மகன்களின் வயதுகளின் கூடுதல், தந்தையின் வயதை போல் இருமடங்கு ஆகும். தந்தையின் தற்போதைய வயது என்ன?</text:p>
        </text:list-item>
        <text:list-item>
          <text:p text:style-name="P14">Our examination is for a total of N marks, out which one portion is for a project and the rest is for an assignment. I scored 70% on the project and 60% on the assignment, while my friend's scores were just the opposite. Our total individual scores were 40 and 38 respectively. For how many marks was the examination ? </text:p>
        </text:list-item>
        <text:list-item>
          <text:p text:style-name="P15">தேர்வில் மொத்தம் N மதிப்பெண்கள் வழங்கப்ப்டுகின்றன. மதிப்பெண்களில் ஒரு பகுதி செயல்முறைக்கும், மீதம் கொடுக்கப்பட்டுள்ள பயிற்சிகளை முடிப்பதற்கும் வழங்கப்படும். எனக்கு செயல்முறைக்கு 70% உம், பயிற்சிக்கு 60% உம் கிடைத்தது. என் <text:s/>நண்பன் செயல்முறைக்கு 60%உம், பயிற்சிக்கு 30% உம் பெற்றான். எனக்கு மொத்தம் 40 மதிப்பெண்களும், என் நண்பனுக்கு 38 மதிப்பெண்களும் கிடைத்தது. தேர்வின் மொத்த மதிப்பெண் என்ன என்று கண்டு பிடிக்கவும். </text:p>
        </text:list-item>
        <text:list-item>
          <text:p text:style-name="P14"><text:span text:style-name="T13">கீழ்கண்ட சமன்பாடுகளை கவனிக்கவும் </text:span><text:line-break/>124x + 32y = 214<text:line-break/>31x + 8y = 69<text:line-break/><text:span text:style-name="T13">இந்த சமன்பாடுகளின் சிறப்பம்சம் என்ன?</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2" svg:font-family="'Wingdings 2'" style:font-charset="x-symbol"/>
    <style:font-face style:name="SymbolPS" svg:font-family="SymbolPS" style:font-family-generic="roman" style:font-pitch="variable" style:font-charset="x-symbol"/>
    <style:font-face style:name="F" svg:font-family=""/>
    <style:font-face style:name="Comic Sans MS" svg:font-family="'Comic Sans MS'"/>
    <style:font-face style:name="OpenSymbol" svg:font-family="OpenSymbol"/>
    <style:font-face style:name="StarSymbol" svg:font-family="StarSymbol, 'Arial Unicode MS'"/>
    <style:font-face style:name="Lohit Tamil" svg:font-family="'Lohit Tami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IN"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default-outline-level="1">
      <style:paragraph-properties fo:margin-left="0cm" fo:margin-right="0cm" fo:text-align="center" style:justify-single-word="false" fo:text-indent="0cm" style:auto-text-indent="false" fo:keep-with-next="always"/>
      <style:text-properties style:text-underline-style="solid" style:text-underline-width="auto" style:text-underline-color="font-color" fo:font-weight="bold" style:font-weight-asian="bold"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 style:family="paragraph" style:parent-style-name="Standard"/>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3z0" style:family="text">
      <style:text-properties style:font-name="SymbolPS" style:font-name-complex="Times New Roman"/>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2"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list-level-style-bullet text:level="1" text:style-name="WW8Num3z0" style:num-suffix="." text:bullet-char="">
        <style:text-properties fo:font-family="Wingdings" style:font-charset="x-symbol"/>
      </text:list-level-style-bullet>
      <text:list-level-style-bullet text:level="2" text:style-name="WW8Num3z1" style:num-suffix="." text:bullet-char="">
        <style:text-properties style:font-name="Wingdings 2"/>
      </text:list-level-style-bullet>
      <text:list-level-style-bullet text:level="3" text:style-name="WW8Num3z2" style:num-suffix="." text:bullet-char="■">
        <style:text-properties style:font-name="StarSymbol"/>
      </text:list-level-style-bullet>
      <text:list-level-style-bullet text:level="4" text:style-name="WW8Num3z0" style:num-suffix="." text:bullet-char="">
        <style:text-properties fo:font-family="Wingdings" style:font-charset="x-symbol"/>
      </text:list-level-style-bullet>
      <text:list-level-style-bullet text:level="5" text:style-name="WW8Num3z1" style:num-suffix="." text:bullet-char="">
        <style:text-properties style:font-name="Wingdings 2"/>
      </text:list-level-style-bullet>
      <text:list-level-style-bullet text:level="6" text:style-name="WW8Num3z2" style:num-suffix="." text:bullet-char="■">
        <style:text-properties style:font-name="StarSymbol"/>
      </text:list-level-style-bullet>
      <text:list-level-style-bullet text:level="7" text:style-name="WW8Num3z0" style:num-suffix="." text:bullet-char="">
        <style:text-properties fo:font-family="Wingdings" style:font-charset="x-symbol"/>
      </text:list-level-style-bullet>
      <text:list-level-style-bullet text:level="8" text:style-name="WW8Num3z1" style:num-suffix="." text:bullet-char="">
        <style:text-properties style:font-name="Wingdings 2"/>
      </text:list-level-style-bullet>
      <text:list-level-style-bullet text:level="9" text:style-name="WW8Num3z2" style:num-suffix="." text:bullet-char="■">
        <style:text-properties style:font-name="StarSymbol"/>
      </text:list-level-style-bullet>
      <text:list-level-style-number text:level="10" style:num-suffix="." style:num-format="1"/>
    </text:list-style>
    <text:list-style style:name="WW8Num4">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7">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8">
      <text:list-level-style-number text:level="1" style:num-suffix="." style:num-format="1" text:start-value="5"/>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9">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0">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1">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2">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4">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5">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6">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7">
      <text:list-level-style-number text:level="1" style:num-suffix="." style:num-format="1" text:start-value="5"/>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8">
      <text:list-level-style-number text:level="1" style:num-suffix="." style:num-format="1" text:start-value="6"/>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9">
      <text:list-level-style-number text:level="1" style:num-suffix="." style:num-format="1" text:start-value="7"/>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1">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2">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3">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4">
      <text:list-level-style-number text:level="1" style:num-suffix="." style:num-format="1" text:start-value="5"/>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5">
      <text:list-level-style-number text:level="1" style:num-suffix="." style:num-format="1" text:start-value="6"/>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shadow="non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fo:padding="0.049cm" fo:border-left="none" fo:border-right="none" fo:border-top="0.002cm solid #000000" fo:border-bottom="none" style:shadow="none"/>
      <style:text-properties fo:font-style="italic" fo:font-weight="bold" style:font-style-asian="italic" style:font-weight-asian="bold" style:font-style-complex="italic"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pm1">
      <style:header>
        <text:p text:style-name="P1">WORKSHEET 9</text:p>
      </style:header>
      <style:footer>
        <text:p text:style-name="P2">Department of Computer Science and Engineering, Anna University Chenna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5-19T09:05:36</meta:creation-date>
    <dc:creator>gbbama</dc:creator>
    <dc:date>2009-05-26T04:08:46</dc:date>
    <meta:editing-cycles>27</meta:editing-cycles>
    <meta:editing-duration>PT1H3M53S</meta:editing-duration>
    <meta:user-defined meta:name="Info 1"/>
    <meta:user-defined meta:name="Info 2"/>
    <meta:user-defined meta:name="Info 3"/>
    <meta:user-defined meta:name="Info 4"/>
    <meta:document-statistic meta:table-count="0" meta:image-count="0" meta:object-count="0" meta:page-count="2" meta:paragraph-count="28" meta:word-count="466" meta:character-count="2965"/>
  </office:meta>
</office:document-meta>
</file>